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C000002BC66F7C44A40DE57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ea7500" draw:marker-start-width="0.358cm" draw:marker-end-width="0.358cm" draw:fill="none" draw:textarea-horizontal-align="justify" draw:textarea-vertical-align="middle" draw:auto-grow-height="false" fo:min-height="3.809cm" fo:min-width="0.82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8cm" svg:height="11.8cm" svg:x="1.4cm" svg:y="1.121cm">
          <draw:image xlink:href="Pictures/10000201000002BC000002BC66F7C44A40DE57C9.png" xlink:type="simple" xlink:show="embed" xlink:actuate="onLoad" loext:mime-type="image/png">
            <text:p/>
          </draw:image>
        </draw:frame>
        <draw:custom-shape draw:style-name="gr2" draw:text-style-name="P2" draw:layer="layout" svg:width="2.012cm" svg:height="5.885cm" draw:transform="rotate (-0.518886386617916) translate (10.653cm 6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9T20:56:20.627000000</meta:creation-date>
    <dc:date>2021-03-30T20:14:10.452000000</dc:date>
    <meta:editing-duration>PT23H7M39S</meta:editing-duration>
    <meta:editing-cycles>1</meta:editing-cycles>
    <meta:document-statistic meta:object-count="2"/>
    <meta:generator>LibreOffice/6.4.4.2$Windows_X86_64 LibreOffice_project/3d775be2011f3886db32dfd395a6a6d1ca2630ff</meta:generator>
  </office:meta>
</office:document-meta>
</file>